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span text:style-name="T2">SMULKMENIŠKUMO</text:span><text:span text:style-name="T3"><text:s/>drakonas – gimimo laikotarpiai: 1988.05.14-1989.02.07</text:span></text:p>
      <text:p text:style-name="P4"><text:tab/><text:tab/><text:tab/><text:s text:c="29"/>1997.03.19-1997.12.14</text:p>
      <text:p text:style-name="P5"><text:tab/><text:tab/><text:tab/><text:s text:c="29"/>2006.01.22-2006.10.19</text:p>
      <text:p text:style-name="P6"><text:tab/><text:tab/><text:tab/><text:s text:c="29"/>.......</text:p>
      <text:p text:style-name="P7"><text:span text:style-name="T8">Ydos esmė</text:span><text:span text:style-name="T9"><text:s/>– žmogus pasaulį mato kaip cheminių medžiagų darinį, skaičių dėlionę. Jis gilinasi tik į smulkmenas, nepastebėdamas viso pasaulio panoramos. Pasikliauja tik mokslu, skaičiais. Būdams sterilus, tampa viskam alergiškas, silpnos sveikatos<text:s/></text:span></text:p>
      <text:p text:style-name="P10"><text:span text:style-name="T11">Palėptas talentas:<text:s/></text:span><text:span text:style-name="T12">atskiria biurokratus, negeranoriškus žmones, šarlatanus gydytojus; tampa talentingu gydytoju, fizinės sveikatos žinovu, tobulu vykdytoju, galinčiu tiksliai įgyvendinti kitų svajones; enciklopedijų sudarinėtojas.<text:s/></text:span></text:p>
      <text:p text:style-name="P13"><text:span text:style-name="T14">Nuodėmingas mąstymo modelis</text:span><text:span text:style-name="T15"><text:s/>(ribotumas; proto idealizacija; pedantiškumas; biurokratija; kabinėjimasis; hierarchiškumas; sterilumas; pilkumas; abejingumas; žemiškumas). Pvz, kaip ribotumą apimtų: kas gali skaityti ezoterinę literatūrą, juk tai nerealūs paistalai apie, mokslo požiūriu, neegzistuojančius dalykus. Man sunku suprasti poeziją, labai nekonkretus menas. Mada turėtų būti praktiškesnė, kam kurti drabužius, kurių kasdienybėje niekas nedėvės.<text:s/></text:span></text:p>
      <text:p text:style-name="P16">Kad nugalėti ydą būtina įgyti priešingų savybių. Padės Žuvų principai (grožėtis; kurti; puoštis; skaityti dvasinę literatūrą; pamatyti visumą; altruizmas; rasti tikėjimą).</text:p>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10:03:00Z</meta:creation-date>
    <dc:date>2022-02-15T10:03:00Z</dc:date>
    <meta:template xlink:href="Normal.dotm" xlink:type="simple"/>
    <meta:editing-cycles>2</meta:editing-cycles>
    <meta:editing-duration>PT60S</meta:editing-duration>
    <meta:document-statistic meta:page-count="1" meta:paragraph-count="2" meta:word-count="842" meta:character-count="1321" meta:row-count="4" meta:non-whitespace-character-count="481"/>
  </office:meta>
</office:document-meta>
</file>